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guntas y respuestas</text:p>
      <text:p text:style-name="P2">¿Cuáles son las estrategias?</text:p>
      <text:p text:style-name="P2">Mi estrategia para el ejercicio fue primero preguntarme la estructura del combate, pensar que cosas podian ser herencia y en donde podia ser una interface siguiendo el patron de es parte de o no, y si puede haber uno solo en si, por ejemplo no tenia sentido personaje solo, debido a que alguno iba a ser algo, alguna clase de personaje por asi decirlo(aunque troll seria una raza), luego integrar los diferentes tipos de ataque y personajes.</text:p>
      <text:p text:style-name="P2">¿Está el código de las diferentes ataques mezclado?No, usan el interface espada pero cada uno tira de una forma diferente y hacen un daño base diferente.¿El código del ataque con espada es independiente del código del ataque con arco? Si. .Relaciona esto con algún principio SOLID.</text:p>
      <text:p text:style-name="P2">El de responsabilidad unica, cada ataque es con tipo de arma y nada mas.</text:p>
      <text:p text:style-name="P2">¿Para que vale la interface Ataque?</text:p>
      <text:p text:style-name="P2">Para implementar el metodo atacar de cada personaje y asi dependiendo del arma pues se use una u otra.</text:p>
      <text:p text:style-name="P2">¿Qué clase o clase se encarga del papel de contexto?</text:p>
      <text:p text:style-name="P2">Pues la de los personajes, los caballeros y arturo como los "buenos" y losm trolls que son un numero aleatorio como los enemigos de ellos.</text:p>
      <text:p text:style-name="P2">¿En que se parece y en que se diferencia el contexto de tu proyecto al contexto del Patrón teórico del boletín?</text:p>
      <text:p text:style-name="P2">En nada apenas creo, igual apreciaciones de como ganan unos y otros o que he hecho una herencia en los personajes.</text:p>
      <text:p text:style-name="P2">¿Quién es el Cliente?</text:p>
      <text:p text:style-name="P2">Se supone que el cliente es la persona que controla a los heroes, Arturo el rey, siendo el principal.</text:p>
      <text:p text:style-name="P2">¿Como cambia el cliente de estrategia?</text:p>
      <text:p text:style-name="P2">Podriamos cambiar de estrategia modificando el numero de trolls, añadiendo mas personajes, modificando las armas que tienen(como el cuchillo hace menos daño si metes mas trolls pero que siempre tengan cuchillos pues seria una dificultad parecida. Podriamos cambiar la probabilidad de acertar de determinadas armas.</text:p>
      <text:p text:style-name="P2">¿Para cambiar de estrategia, tiene que conocer el cliente detalles de implementación de la estrategia?</text:p>
      <text:p text:style-name="P2">No mucho, realmente al estar dividido en muchas clases es facil modificar los parametros de daños o acierto de las armas o numero de trolls.</text:p>
      <text:p text:style-name="P2">¿Si creamos un nuevo tipo de ataque para un nuevo cliente, por ejemplo App2, es necesario modificar el cliente antiguo? Relaciona esto con algún principio SOLID.</text:p>
      <text:p text:style-name="P2">No, implementariamos ataque y le pondriamos otro modo de calcular el daño, por ejemplo <text:soft-page-break/>ataqueLanza y que sea un acierto con mayor probabilidad, 0.75 en vez de 0.5 y un daño aleatorio entre 50-75, pero sin desiquilibrar el juego. El principio SOLID seria el de sustitucion porque podemos cambiar un ataqueCuchillo por un ataqueLanza y ya esta, sin alterar el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48S</meta:editing-duration>
    <meta:editing-cycles>3</meta:editing-cycles>
    <meta:generator>OpenOffice/4.1.13$Win32 OpenOffice.org_project/4113m1$Build-9810</meta:generator>
    <dc:date>2024-03-07T16:38:58.06</dc:date>
    <meta:document-statistic meta:table-count="0" meta:image-count="0" meta:object-count="0" meta:page-count="2" meta:paragraph-count="19" meta:word-count="447" meta:character-count="2640"/>
    <dc:creator>Angel Lopez Silva</dc:creator>
    <meta:user-defined meta:name="Info 1"/>
    <meta:user-defined meta:name="Info 2"/>
    <meta:user-defined meta:name="Info 3"/>
    <meta:user-defined meta:name="Info 4"/>
  </office:meta>
</office:document-meta>
</file>